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Lt10" svg:font-family="LMMonoLt10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0.8681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LMMonoLt1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MMonoLt10"/>
    </style:style>
  </office:automatic-styles>
  <office:body>
    <office:spreadsheet>
      <table:table table:name="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Addr</text:p>
          </table:table-cell>
          <table:table-cell table:style-name="ce1" office:value-type="string">
            <text:p>AddrHex</text:p>
          </table:table-cell>
          <table:table-cell table:style-name="ce1" office:value-type="string">
            <text:p>remainder</text:p>
          </table:table-cell>
          <table:table-cell table:style-name="ce1" office:value-type="string">
            <text:p>Check</text:p>
          </table:table-cell>
          <table:table-cell table:style-name="ce1" office:value-type="string">
            <text:p>Note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File Size</text:p>
          </table:table-cell>
          <table:table-cell office:value-type="float" office:value="188154">
            <text:p>188154</text:p>
          </table:table-cell>
          <table:table-cell table:number-columns-repeated="2" office:value-type="float" office:value="0">
            <text:p>0</text:p>
          </table:table-cell>
          <table:table-cell table:style-name="ce3" table:formula="of:=DEC2HEX([.D2])" office:value-type="string" office:string-value="0">
            <text:p>0</text:p>
          </table:table-cell>
          <table:table-cell table:formula="of:=[.B2]" office:value-type="float" office:value="188154">
            <text:p>188154</text:p>
          </table:table-cell>
          <table:table-cell/>
          <table:table-cell office:value-type="string">
            <text:p>M1F1-int32-AFsp.wav</text:p>
          </table:table-cell>
          <table:table-cell table:number-columns-repeated="1016"/>
        </table:table-row>
        <table:table-row table:style-name="ro3">
          <table:table-cell office:value-type="string">
            <text:p>Header</text:p>
          </table:table-cell>
          <table:table-cell office:value-type="string">
            <text:p>RIF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table:formula="of:=DEC2HEX([.D3])" office:value-type="string" office:string-value="0">
            <text:p>0</text:p>
          </table:table-cell>
          <table:table-cell table:formula="of:=[.F2]-[.C3]" office:value-type="float" office:value="188150">
            <text:p>188150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float" office:value="188146">
            <text:p>188146</text:p>
          </table:table-cell>
          <table:table-cell office:value-type="float" office:value="4">
            <text:p>4</text:p>
          </table:table-cell>
          <table:table-cell table:formula="of:=[.D3]+[.C3]" office:value-type="float" office:value="4">
            <text:p>4</text:p>
          </table:table-cell>
          <table:table-cell table:style-name="ce3" table:formula="of:=DEC2HEX([.D4])" office:value-type="string" office:string-value="4">
            <text:p>4</text:p>
          </table:table-cell>
          <table:table-cell table:formula="of:=[.F3]-[.C4]" office:value-type="float" office:value="188146">
            <text:p>188146</text:p>
          </table:table-cell>
          <table:table-cell table:formula="of:=[.F4]-[.B4]"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Header</text:p>
          </table:table-cell>
          <table:table-cell office:value-type="string">
            <text:p>WAVE</text:p>
          </table:table-cell>
          <table:table-cell office:value-type="float" office:value="4">
            <text:p>4</text:p>
          </table:table-cell>
          <table:table-cell table:formula="of:=[.D4]+[.C4]" office:value-type="float" office:value="8">
            <text:p>8</text:p>
          </table:table-cell>
          <table:table-cell table:style-name="ce3" table:formula="of:=DEC2HEX([.D5])" office:value-type="string" office:string-value="8">
            <text:p>8</text:p>
          </table:table-cell>
          <table:table-cell table:formula="of:=[.F4]-[.C5]" office:value-type="float" office:value="188142">
            <text:p>188142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string">
            <text:p>Nope</text:p>
          </table:table-cell>
          <table:table-cell office:value-type="float" office:value="0">
            <text:p>0</text:p>
          </table:table-cell>
          <table:table-cell table:formula="of:=[.D5]+[.C5]" office:value-type="float" office:value="12">
            <text:p>12</text:p>
          </table:table-cell>
          <table:table-cell table:style-name="ce3" table:formula="of:=DEC2HEX([.D6])" office:value-type="string" office:string-value="C">
            <text:p>C</text:p>
          </table:table-cell>
          <table:table-cell table:formula="of:=[.F5]-[.C6]" office:value-type="float" office:value="188142">
            <text:p>188142</text:p>
          </table:table-cell>
          <table:table-cell table:number-columns-repeated="1018"/>
        </table:table-row>
        <table:table-row table:style-name="ro2">
          <table:table-cell office:value-type="string">
            <text:p>Header</text:p>
          </table:table-cell>
          <table:table-cell office:value-type="string">
            <text:p>fmt </text:p>
          </table:table-cell>
          <table:table-cell office:value-type="float" office:value="4">
            <text:p>4</text:p>
          </table:table-cell>
          <table:table-cell table:formula="of:=[.D6]+[.C6]" office:value-type="float" office:value="12">
            <text:p>12</text:p>
          </table:table-cell>
          <table:table-cell table:style-name="ce3" table:formula="of:=DEC2HEX([.D7])" office:value-type="string" office:string-value="C">
            <text:p>C</text:p>
          </table:table-cell>
          <table:table-cell table:formula="of:=[.F6]-[.C7]" office:value-type="float" office:value="188138">
            <text:p>188138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7]+[.C7]" office:value-type="float" office:value="16">
            <text:p>16</text:p>
          </table:table-cell>
          <table:table-cell table:style-name="ce3" table:formula="of:=DEC2HEX([.D8])" office:value-type="string" office:string-value="10">
            <text:p>10</text:p>
          </table:table-cell>
          <table:table-cell table:formula="of:=[.F7]-[.C8]" office:value-type="float" office:value="188134">
            <text:p>188134</text:p>
          </table:table-cell>
          <table:table-cell table:formula="of:=[.F8]-[.B8]" office:value-type="float" office:value="188118">
            <text:p>188118</text:p>
          </table:table-cell>
          <table:table-cell table:number-columns-repeated="1017"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16">
            <text:p>16</text:p>
          </table:table-cell>
          <table:table-cell table:formula="of:=[.D8]+[.C8]" office:value-type="float" office:value="20">
            <text:p>20</text:p>
          </table:table-cell>
          <table:table-cell table:style-name="ce3" table:formula="of:=DEC2HEX([.D9])" office:value-type="string" office:string-value="14">
            <text:p>14</text:p>
          </table:table-cell>
          <table:table-cell table:formula="of:=[.F8]-[.C9]" office:value-type="float" office:value="188118">
            <text:p>188118</text:p>
          </table:table-cell>
          <table:table-cell table:number-columns-repeated="1018"/>
        </table:table-row>
        <table:table-row table:style-name="ro3">
          <table:table-cell office:value-type="string">
            <text:p>Header</text:p>
          </table:table-cell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table:formula="of:=[.D9]+[.C9]" office:value-type="float" office:value="36">
            <text:p>36</text:p>
          </table:table-cell>
          <table:table-cell table:style-name="ce3" table:formula="of:=DEC2HEX([.D10])" office:value-type="string" office:string-value="24">
            <text:p>24</text:p>
          </table:table-cell>
          <table:table-cell table:formula="of:=[.F9]-[.C10]" office:value-type="float" office:value="188114">
            <text:p>188114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float" office:value="187944">
            <text:p>187944</text:p>
          </table:table-cell>
          <table:table-cell office:value-type="float" office:value="4">
            <text:p>4</text:p>
          </table:table-cell>
          <table:table-cell table:formula="of:=[.D10]+[.C10]" office:value-type="float" office:value="40">
            <text:p>40</text:p>
          </table:table-cell>
          <table:table-cell table:style-name="ce3" table:formula="of:=DEC2HEX([.D11])" office:value-type="string" office:string-value="28">
            <text:p>28</text:p>
          </table:table-cell>
          <table:table-cell table:formula="of:=[.F10]-[.C11]" office:value-type="float" office:value="188110">
            <text:p>188110</text:p>
          </table:table-cell>
          <table:table-cell table:formula="of:=[.F11]-[.B11]" office:value-type="float" office:value="166">
            <text:p>166</text:p>
          </table:table-cell>
          <table:table-cell table:number-columns-repeated="1017"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187944">
            <text:p>187944</text:p>
          </table:table-cell>
          <table:table-cell table:formula="of:=[.D11]+[.C11]" office:value-type="float" office:value="44">
            <text:p>44</text:p>
          </table:table-cell>
          <table:table-cell table:style-name="ce3" table:formula="of:=DEC2HEX([.D12])" office:value-type="string" office:string-value="2C">
            <text:p>2C</text:p>
          </table:table-cell>
          <table:table-cell table:formula="of:=[.F11]-[.C12]" office:value-type="float" office:value="166">
            <text:p>166</text:p>
          </table:table-cell>
          <table:table-cell table:number-columns-repeated="1018"/>
        </table:table-row>
        <table:table-row table:style-name="ro2">
          <table:table-cell office:value-type="string">
            <text:p>Header</text:p>
          </table:table-cell>
          <table:table-cell office:value-type="string">
            <text:p>afsp</text:p>
          </table:table-cell>
          <table:table-cell office:value-type="float" office:value="4">
            <text:p>4</text:p>
          </table:table-cell>
          <table:table-cell table:formula="of:=[.D12]+[.C12]" office:value-type="float" office:value="187988">
            <text:p>187988</text:p>
          </table:table-cell>
          <table:table-cell table:style-name="ce3" table:formula="of:=DEC2HEX([.D13])" office:value-type="string" office:string-value="2DE54">
            <text:p>2DE54</text:p>
          </table:table-cell>
          <table:table-cell table:formula="of:=[.F12]-[.C13]" office:value-type="float" office:value="162">
            <text:p>162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table:formula="of:=[.D13]+[.C13]" office:value-type="float" office:value="187992">
            <text:p>187992</text:p>
          </table:table-cell>
          <table:table-cell table:style-name="ce3" table:formula="of:=DEC2HEX([.D14])" office:value-type="string" office:string-value="2DE58">
            <text:p>2DE58</text:p>
          </table:table-cell>
          <table:table-cell table:formula="of:=[.F13]-[.C14]" office:value-type="float" office:value="158">
            <text:p>158</text:p>
          </table:table-cell>
          <table:table-cell table:formula="of:=[.F14]-[.B14]" office:value-type="float" office:value="85">
            <text:p>85</text:p>
          </table:table-cell>
          <table:table-cell table:number-columns-repeated="1017"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74">
            <text:p>74</text:p>
          </table:table-cell>
          <table:table-cell table:formula="of:=[.D14]+[.C14]" office:value-type="float" office:value="187996">
            <text:p>187996</text:p>
          </table:table-cell>
          <table:table-cell table:style-name="ce3" table:formula="of:=DEC2HEX([.D15])" office:value-type="string" office:string-value="2DE5C">
            <text:p>2DE5C</text:p>
          </table:table-cell>
          <table:table-cell table:formula="of:=[.F14]-[.C15]" office:value-type="float" office:value="84">
            <text:p>84</text:p>
          </table:table-cell>
          <table:table-cell/>
          <table:table-cell office:value-type="string">
            <text:p>Padded to even</text:p>
          </table:table-cell>
          <table:table-cell table:number-columns-repeated="1016"/>
        </table:table-row>
        <table:table-row table:style-name="ro3">
          <table:table-cell office:value-type="string">
            <text:p>Header</text:p>
          </table:table-cell>
          <table:table-cell office:value-type="string">
            <text:p>INFO</text:p>
          </table:table-cell>
          <table:table-cell office:value-type="float" office:value="4">
            <text:p>4</text:p>
          </table:table-cell>
          <table:table-cell table:formula="of:=[.D15]+[.C15]" office:value-type="float" office:value="188070">
            <text:p>188070</text:p>
          </table:table-cell>
          <table:table-cell table:style-name="ce3" table:formula="of:=DEC2HEX([.D16])" office:value-type="string" office:string-value="2DEA6">
            <text:p>2DEA6</text:p>
          </table:table-cell>
          <table:table-cell table:formula="of:=[.F15]-[.C16]" office:value-type="float" office:value="80">
            <text:p>80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table:formula="of:=[.D16]+[.C16]" office:value-type="float" office:value="188074">
            <text:p>188074</text:p>
          </table:table-cell>
          <table:table-cell table:style-name="ce3" table:formula="of:=DEC2HEX([.D17])" office:value-type="string" office:string-value="2DEAA">
            <text:p>2DEAA</text:p>
          </table:table-cell>
          <table:table-cell table:formula="of:=[.F16]-[.C17]" office:value-type="float" office:value="76">
            <text:p>76</text:p>
          </table:table-cell>
          <table:table-cell table:formula="of:=[.F17]-[.B17]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76">
            <text:p>76</text:p>
          </table:table-cell>
          <table:table-cell table:formula="of:=[.D17]+[.C17]" office:value-type="float" office:value="188078">
            <text:p>188078</text:p>
          </table:table-cell>
          <table:table-cell table:style-name="ce3" table:formula="of:=DEC2HEX([.D18])" office:value-type="string" office:string-value="2DEAE">
            <text:p>2DEAE</text:p>
          </table:table-cell>
          <table:table-cell table:formula="of:=[.F17]-[.C18]" office:value-type="float" office:value="0">
            <text:p>0</text:p>
          </table:table-cell>
          <table:table-cell table:number-columns-repeated="1018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Addr</text:p>
          </table:table-cell>
          <table:table-cell table:style-name="ce1" office:value-type="string">
            <text:p>AddrHex</text:p>
          </table:table-cell>
          <table:table-cell table:style-name="ce1" office:value-type="string">
            <text:p>remainder</text:p>
          </table:table-cell>
          <table:table-cell table:style-name="ce1" office:value-type="string">
            <text:p>Check</text:p>
          </table:table-cell>
          <table:table-cell table:style-name="ce1" office:value-type="string">
            <text:p>Note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File Size</text:p>
          </table:table-cell>
          <table:table-cell office:value-type="float" office:value="488324">
            <text:p>488324</text:p>
          </table:table-cell>
          <table:table-cell table:number-columns-repeated="2" office:value-type="float" office:value="0">
            <text:p>0</text:p>
          </table:table-cell>
          <table:table-cell table:style-name="ce3" table:formula="of:=DEC2HEX([.D2])" office:value-type="string" office:string-value="0">
            <text:p>0</text:p>
          </table:table-cell>
          <table:table-cell table:formula="of:=[.B2]" office:value-type="float" office:value="488324">
            <text:p>488324</text:p>
          </table:table-cell>
          <table:table-cell/>
          <table:table-cell office:value-type="string">
            <text:p>june_chorus.wav</text:p>
          </table:table-cell>
          <table:table-cell table:number-columns-repeated="1016"/>
        </table:table-row>
        <table:table-row table:style-name="ro3">
          <table:table-cell office:value-type="string">
            <text:p>Header</text:p>
          </table:table-cell>
          <table:table-cell office:value-type="string">
            <text:p>RIF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table:formula="of:=DEC2HEX([.D3])" office:value-type="string" office:string-value="0">
            <text:p>0</text:p>
          </table:table-cell>
          <table:table-cell table:formula="of:=[.F2]-[.C3]" office:value-type="float" office:value="488320">
            <text:p>488320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float" office:value="488316">
            <text:p>488316</text:p>
          </table:table-cell>
          <table:table-cell office:value-type="float" office:value="4">
            <text:p>4</text:p>
          </table:table-cell>
          <table:table-cell table:formula="of:=[.D3]+[.C3]" office:value-type="float" office:value="4">
            <text:p>4</text:p>
          </table:table-cell>
          <table:table-cell table:style-name="ce3" table:formula="of:=DEC2HEX([.D4])" office:value-type="string" office:string-value="4">
            <text:p>4</text:p>
          </table:table-cell>
          <table:table-cell table:formula="of:=[.F3]-[.C4]" office:value-type="float" office:value="488316">
            <text:p>488316</text:p>
          </table:table-cell>
          <table:table-cell table:formula="of:=[.F4]-[.B4]"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Header</text:p>
          </table:table-cell>
          <table:table-cell office:value-type="string">
            <text:p>WAVE</text:p>
          </table:table-cell>
          <table:table-cell office:value-type="float" office:value="4">
            <text:p>4</text:p>
          </table:table-cell>
          <table:table-cell table:formula="of:=[.D4]+[.C4]" office:value-type="float" office:value="8">
            <text:p>8</text:p>
          </table:table-cell>
          <table:table-cell table:style-name="ce3" table:formula="of:=DEC2HEX([.D5])" office:value-type="string" office:string-value="8">
            <text:p>8</text:p>
          </table:table-cell>
          <table:table-cell table:formula="of:=[.F4]-[.C5]" office:value-type="float" office:value="488312">
            <text:p>488312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string">
            <text:p>Nope</text:p>
          </table:table-cell>
          <table:table-cell office:value-type="float" office:value="0">
            <text:p>0</text:p>
          </table:table-cell>
          <table:table-cell table:formula="of:=[.D5]+[.C5]" office:value-type="float" office:value="12">
            <text:p>12</text:p>
          </table:table-cell>
          <table:table-cell table:style-name="ce3" table:formula="of:=DEC2HEX([.D6])" office:value-type="string" office:string-value="C">
            <text:p>C</text:p>
          </table:table-cell>
          <table:table-cell table:formula="of:=[.F5]-[.C6]" office:value-type="float" office:value="488312">
            <text:p>488312</text:p>
          </table:table-cell>
          <table:table-cell table:number-columns-repeated="1018"/>
        </table:table-row>
        <table:table-row table:style-name="ro2">
          <table:table-cell office:value-type="string">
            <text:p>Header</text:p>
          </table:table-cell>
          <table:table-cell office:value-type="string">
            <text:p>fmt </text:p>
          </table:table-cell>
          <table:table-cell office:value-type="float" office:value="4">
            <text:p>4</text:p>
          </table:table-cell>
          <table:table-cell table:formula="of:=[.D6]+[.C6]" office:value-type="float" office:value="12">
            <text:p>12</text:p>
          </table:table-cell>
          <table:table-cell table:style-name="ce3" table:formula="of:=DEC2HEX([.D7])" office:value-type="string" office:string-value="C">
            <text:p>C</text:p>
          </table:table-cell>
          <table:table-cell table:formula="of:=[.F6]-[.C7]" office:value-type="float" office:value="488308">
            <text:p>488308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7]+[.C7]" office:value-type="float" office:value="16">
            <text:p>16</text:p>
          </table:table-cell>
          <table:table-cell table:style-name="ce3" table:formula="of:=DEC2HEX([.D8])" office:value-type="string" office:string-value="10">
            <text:p>10</text:p>
          </table:table-cell>
          <table:table-cell table:formula="of:=[.F7]-[.C8]" office:value-type="float" office:value="488304">
            <text:p>488304</text:p>
          </table:table-cell>
          <table:table-cell table:formula="of:=[.F8]-[.B8]" office:value-type="float" office:value="488288">
            <text:p>488288</text:p>
          </table:table-cell>
          <table:table-cell table:number-columns-repeated="1017"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16">
            <text:p>16</text:p>
          </table:table-cell>
          <table:table-cell table:formula="of:=[.D8]+[.C8]" office:value-type="float" office:value="20">
            <text:p>20</text:p>
          </table:table-cell>
          <table:table-cell table:style-name="ce3" table:formula="of:=DEC2HEX([.D9])" office:value-type="string" office:string-value="14">
            <text:p>14</text:p>
          </table:table-cell>
          <table:table-cell table:formula="of:=[.F8]-[.C9]" office:value-type="float" office:value="488288">
            <text:p>488288</text:p>
          </table:table-cell>
          <table:table-cell table:number-columns-repeated="1018"/>
        </table:table-row>
        <table:table-row table:style-name="ro3">
          <table:table-cell office:value-type="string">
            <text:p>Header</text:p>
          </table:table-cell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table:formula="of:=[.D9]+[.C9]" office:value-type="float" office:value="36">
            <text:p>36</text:p>
          </table:table-cell>
          <table:table-cell table:style-name="ce3" table:formula="of:=DEC2HEX([.D10])" office:value-type="string" office:string-value="24">
            <text:p>24</text:p>
          </table:table-cell>
          <table:table-cell table:formula="of:=[.F9]-[.C10]" office:value-type="float" office:value="488284">
            <text:p>488284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float" office:value="488280">
            <text:p>488280</text:p>
          </table:table-cell>
          <table:table-cell office:value-type="float" office:value="4">
            <text:p>4</text:p>
          </table:table-cell>
          <table:table-cell table:formula="of:=[.D10]+[.C10]" office:value-type="float" office:value="40">
            <text:p>40</text:p>
          </table:table-cell>
          <table:table-cell table:style-name="ce3" table:formula="of:=DEC2HEX([.D11])" office:value-type="string" office:string-value="28">
            <text:p>28</text:p>
          </table:table-cell>
          <table:table-cell table:formula="of:=[.F10]-[.C11]" office:value-type="float" office:value="488280">
            <text:p>488280</text:p>
          </table:table-cell>
          <table:table-cell table:formula="of:=[.F11]-[.B11]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187944">
            <text:p>187944</text:p>
          </table:table-cell>
          <table:table-cell table:formula="of:=[.D11]+[.C11]" office:value-type="float" office:value="44">
            <text:p>44</text:p>
          </table:table-cell>
          <table:table-cell table:style-name="ce3" table:formula="of:=DEC2HEX([.D12])" office:value-type="string" office:string-value="2C">
            <text:p>2C</text:p>
          </table:table-cell>
          <table:table-cell table:formula="of:=[.F11]-[.C12]" office:value-type="float" office:value="300336">
            <text:p>300336</text:p>
          </table:table-cell>
          <table:table-cell table:number-columns-repeated="1018"/>
        </table:table-row>
        <table:table-row table:style-name="ro3" table:number-rows-repeated="6">
          <table:table-cell table:number-columns-repeated="4"/>
          <table:table-cell table:style-name="ce3"/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" table:style-name="ta1">
        <table:table-column table:style-name="co1" table:default-cell-style-name="ce2"/>
        <table:table-column table:style-name="co2" table:default-cell-style-name="ce2"/>
        <table:table-column table:style-name="co8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Addr</text:p>
          </table:table-cell>
          <table:table-cell table:style-name="ce1" office:value-type="string">
            <text:p>AddrHex</text:p>
          </table:table-cell>
          <table:table-cell table:style-name="ce1" office:value-type="string">
            <text:p>remainder</text:p>
          </table:table-cell>
          <table:table-cell table:style-name="ce1" office:value-type="string">
            <text:p>Check</text:p>
          </table:table-cell>
          <table:table-cell table:style-name="ce1" office:value-type="string">
            <text:p>Note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File Size</text:p>
          </table:table-cell>
          <table:table-cell office:value-type="float" office:value="251100576">
            <text:p>251100576</text:p>
          </table:table-cell>
          <table:table-cell table:number-columns-repeated="2" office:value-type="float" office:value="0">
            <text:p>0</text:p>
          </table:table-cell>
          <table:table-cell table:style-name="ce3" table:formula="of:=DEC2HEX([.D2])" office:value-type="string" office:string-value="0">
            <text:p>0</text:p>
          </table:table-cell>
          <table:table-cell table:formula="of:=[.B2]" office:value-type="float" office:value="251100576">
            <text:p>251100576</text:p>
          </table:table-cell>
          <table:table-cell/>
          <table:table-cell office:value-type="string">
            <text:p>Green_96-32.wav</text:p>
          </table:table-cell>
          <table:table-cell table:number-columns-repeated="1016"/>
        </table:table-row>
        <table:table-row table:style-name="ro3">
          <table:table-cell office:value-type="string">
            <text:p>Header</text:p>
          </table:table-cell>
          <table:table-cell office:value-type="string">
            <text:p>RIF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table:formula="of:=DEC2HEX([.D3])" office:value-type="string" office:string-value="0">
            <text:p>0</text:p>
          </table:table-cell>
          <table:table-cell table:formula="of:=[.F2]-[.C3]" office:value-type="float" office:value="251100572">
            <text:p>251100572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float" office:value="251100568">
            <text:p>251100568</text:p>
          </table:table-cell>
          <table:table-cell office:value-type="float" office:value="4">
            <text:p>4</text:p>
          </table:table-cell>
          <table:table-cell table:formula="of:=[.D3]+[.C3]" office:value-type="float" office:value="4">
            <text:p>4</text:p>
          </table:table-cell>
          <table:table-cell table:style-name="ce3" table:formula="of:=DEC2HEX([.D4])" office:value-type="string" office:string-value="4">
            <text:p>4</text:p>
          </table:table-cell>
          <table:table-cell table:formula="of:=[.F3]-[.C4]" office:value-type="float" office:value="251100568">
            <text:p>251100568</text:p>
          </table:table-cell>
          <table:table-cell table:formula="of:=[.F4]-[.B4]"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Header</text:p>
          </table:table-cell>
          <table:table-cell office:value-type="string">
            <text:p>WAVE</text:p>
          </table:table-cell>
          <table:table-cell office:value-type="float" office:value="4">
            <text:p>4</text:p>
          </table:table-cell>
          <table:table-cell table:formula="of:=[.D4]+[.C4]" office:value-type="float" office:value="8">
            <text:p>8</text:p>
          </table:table-cell>
          <table:table-cell table:style-name="ce3" table:formula="of:=DEC2HEX([.D5])" office:value-type="string" office:string-value="8">
            <text:p>8</text:p>
          </table:table-cell>
          <table:table-cell table:formula="of:=[.F4]-[.C5]" office:value-type="float" office:value="251100564">
            <text:p>251100564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string">
            <text:p>Nope</text:p>
          </table:table-cell>
          <table:table-cell office:value-type="float" office:value="0">
            <text:p>0</text:p>
          </table:table-cell>
          <table:table-cell table:formula="of:=[.D5]+[.C5]" office:value-type="float" office:value="12">
            <text:p>12</text:p>
          </table:table-cell>
          <table:table-cell table:style-name="ce3" table:formula="of:=DEC2HEX([.D6])" office:value-type="string" office:string-value="C">
            <text:p>C</text:p>
          </table:table-cell>
          <table:table-cell table:formula="of:=[.F5]-[.C6]" office:value-type="float" office:value="251100564">
            <text:p>251100564</text:p>
          </table:table-cell>
          <table:table-cell table:number-columns-repeated="1018"/>
        </table:table-row>
        <table:table-row table:style-name="ro2">
          <table:table-cell office:value-type="string">
            <text:p>Header</text:p>
          </table:table-cell>
          <table:table-cell office:value-type="string">
            <text:p>fmt </text:p>
          </table:table-cell>
          <table:table-cell office:value-type="float" office:value="4">
            <text:p>4</text:p>
          </table:table-cell>
          <table:table-cell table:formula="of:=[.D6]+[.C6]" office:value-type="float" office:value="12">
            <text:p>12</text:p>
          </table:table-cell>
          <table:table-cell table:style-name="ce3" table:formula="of:=DEC2HEX([.D7])" office:value-type="string" office:string-value="C">
            <text:p>C</text:p>
          </table:table-cell>
          <table:table-cell table:formula="of:=[.F6]-[.C7]" office:value-type="float" office:value="251100560">
            <text:p>251100560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7]+[.C7]" office:value-type="float" office:value="16">
            <text:p>16</text:p>
          </table:table-cell>
          <table:table-cell table:style-name="ce3" table:formula="of:=DEC2HEX([.D8])" office:value-type="string" office:string-value="10">
            <text:p>10</text:p>
          </table:table-cell>
          <table:table-cell table:formula="of:=[.F7]-[.C8]" office:value-type="float" office:value="251100556">
            <text:p>251100556</text:p>
          </table:table-cell>
          <table:table-cell table:formula="of:=[.F8]-[.B8]" office:value-type="float" office:value="251100516">
            <text:p>251100516</text:p>
          </table:table-cell>
          <table:table-cell table:number-columns-repeated="1017"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40">
            <text:p>40</text:p>
          </table:table-cell>
          <table:table-cell table:formula="of:=[.D8]+[.C8]" office:value-type="float" office:value="20">
            <text:p>20</text:p>
          </table:table-cell>
          <table:table-cell table:style-name="ce3" table:formula="of:=DEC2HEX([.D9])" office:value-type="string" office:string-value="14">
            <text:p>14</text:p>
          </table:table-cell>
          <table:table-cell table:formula="of:=[.F8]-[.C9]" office:value-type="float" office:value="251100516">
            <text:p>251100516</text:p>
          </table:table-cell>
          <table:table-cell table:number-columns-repeated="1018"/>
        </table:table-row>
        <table:table-row table:style-name="ro3">
          <table:table-cell office:value-type="string">
            <text:p>Header</text:p>
          </table:table-cell>
          <table:table-cell office:value-type="string">
            <text:p>fact</text:p>
          </table:table-cell>
          <table:table-cell office:value-type="float" office:value="4">
            <text:p>4</text:p>
          </table:table-cell>
          <table:table-cell table:formula="of:=[.D9]+[.C9]" office:value-type="float" office:value="60">
            <text:p>60</text:p>
          </table:table-cell>
          <table:table-cell table:style-name="ce3" table:formula="of:=DEC2HEX([.D10])" office:value-type="string" office:string-value="3C">
            <text:p>3C</text:p>
          </table:table-cell>
          <table:table-cell table:formula="of:=[.F9]-[.C10]" office:value-type="float" office:value="251100512">
            <text:p>251100512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table:formula="of:=[.D10]+[.C10]" office:value-type="float" office:value="64">
            <text:p>64</text:p>
          </table:table-cell>
          <table:table-cell table:style-name="ce3" table:formula="of:=DEC2HEX([.D11])" office:value-type="string" office:string-value="40">
            <text:p>40</text:p>
          </table:table-cell>
          <table:table-cell table:formula="of:=[.F10]-[.C11]" office:value-type="float" office:value="251100508">
            <text:p>251100508</text:p>
          </table:table-cell>
          <table:table-cell table:formula="of:=[.F11]-[.B11]" office:value-type="float" office:value="251100504">
            <text:p>251100504</text:p>
          </table:table-cell>
          <table:table-cell table:number-columns-repeated="1017"/>
        </table:table-row>
        <table:table-row table:style-name="ro3">
          <table:table-cell office:value-type="string">
            <text:p>Content</text:p>
          </table:table-cell>
          <table:table-cell office:value-type="float" office:value="31387562">
            <text:p>31387562</text:p>
          </table:table-cell>
          <table:table-cell office:value-type="float" office:value="4">
            <text:p>4</text:p>
          </table:table-cell>
          <table:table-cell table:formula="of:=[.D11]+[.C11]" office:value-type="float" office:value="68">
            <text:p>68</text:p>
          </table:table-cell>
          <table:table-cell table:style-name="ce3" table:formula="of:=DEC2HEX([.D12])" office:value-type="string" office:string-value="44">
            <text:p>44</text:p>
          </table:table-cell>
          <table:table-cell table:formula="of:=[.F11]-[.C12]" office:value-type="float" office:value="251100504">
            <text:p>251100504</text:p>
          </table:table-cell>
          <table:table-cell table:number-columns-repeated="1018"/>
        </table:table-row>
        <table:table-row table:style-name="ro3">
          <table:table-cell office:value-type="string">
            <text:p>Header</text:p>
          </table:table-cell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table:formula="of:=[.D12]+[.C12]" office:value-type="float" office:value="72">
            <text:p>72</text:p>
          </table:table-cell>
          <table:table-cell table:style-name="ce3" table:formula="of:=DEC2HEX([.D13])" office:value-type="string" office:string-value="48">
            <text:p>48</text:p>
          </table:table-cell>
          <table:table-cell table:formula="of:=[.F12]-[.C13]" office:value-type="float" office:value="251100500">
            <text:p>251100500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float" office:value="251100496">
            <text:p>251100496</text:p>
          </table:table-cell>
          <table:table-cell office:value-type="float" office:value="4">
            <text:p>4</text:p>
          </table:table-cell>
          <table:table-cell table:formula="of:=[.D13]+[.C13]" office:value-type="float" office:value="76">
            <text:p>76</text:p>
          </table:table-cell>
          <table:table-cell table:style-name="ce3" table:formula="of:=DEC2HEX([.D14])" office:value-type="string" office:string-value="4C">
            <text:p>4C</text:p>
          </table:table-cell>
          <table:table-cell table:formula="of:=[.F13]-[.C14]" office:value-type="float" office:value="251100496">
            <text:p>251100496</text:p>
          </table:table-cell>
          <table:table-cell table:formula="of:=[.F14]-[.B14]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251100496">
            <text:p>251100496</text:p>
          </table:table-cell>
          <table:table-cell table:formula="of:=[.D14]+[.C14]" office:value-type="float" office:value="80">
            <text:p>80</text:p>
          </table:table-cell>
          <table:table-cell table:style-name="ce3" table:formula="of:=DEC2HEX([.D15])" office:value-type="string" office:string-value="50">
            <text:p>50</text:p>
          </table:table-cell>
          <table:table-cell table:formula="of:=[.F14]-[.C15]" office:value-type="float" office:value="0">
            <text:p>0</text:p>
          </table:table-cell>
          <table:table-cell table:number-columns-repeated="1018"/>
        </table:table-row>
        <table:table-row table:style-name="ro3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" table:style-name="ta1">
        <table:table-column table:style-name="co1" table:default-cell-style-name="ce2"/>
        <table:table-column table:style-name="co2" table:default-cell-style-name="ce2"/>
        <table:table-column table:style-name="co8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Addr</text:p>
          </table:table-cell>
          <table:table-cell table:style-name="ce1" office:value-type="string">
            <text:p>AddrHex</text:p>
          </table:table-cell>
          <table:table-cell table:style-name="ce1" office:value-type="string">
            <text:p>remainder</text:p>
          </table:table-cell>
          <table:table-cell table:style-name="ce1" office:value-type="string">
            <text:p>Check</text:p>
          </table:table-cell>
          <table:table-cell table:style-name="ce1" office:value-type="string">
            <text:p>Note</text:p>
          </table:table-cell>
          <table:table-cell table:style-name="ce1" table:number-columns-repeated="1016"/>
        </table:table-row>
        <table:table-row table:style-name="ro3">
          <table:table-cell office:value-type="string">
            <text:p>File Size</text:p>
          </table:table-cell>
          <table:table-cell office:value-type="float" office:value="101960">
            <text:p>101960</text:p>
          </table:table-cell>
          <table:table-cell table:number-columns-repeated="2" office:value-type="float" office:value="0">
            <text:p>0</text:p>
          </table:table-cell>
          <table:table-cell table:style-name="ce3" table:formula="of:=DEC2HEX([.D2])" office:value-type="string" office:string-value="0">
            <text:p>0</text:p>
          </table:table-cell>
          <table:table-cell table:formula="of:=[.B2]" office:value-type="float" office:value="101960">
            <text:p>101960</text:p>
          </table:table-cell>
          <table:table-cell/>
          <table:table-cell office:value-type="string">
            <text:p>jad0006a.wav</text:p>
          </table:table-cell>
          <table:table-cell table:number-columns-repeated="1016"/>
        </table:table-row>
        <table:table-row table:style-name="ro3">
          <table:table-cell office:value-type="string">
            <text:p>Header</text:p>
          </table:table-cell>
          <table:table-cell office:value-type="string">
            <text:p>RIF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table:formula="of:=DEC2HEX([.D3])" office:value-type="string" office:string-value="0">
            <text:p>0</text:p>
          </table:table-cell>
          <table:table-cell table:formula="of:=[.F2]-[.C3]" office:value-type="float" office:value="101956">
            <text:p>101956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float" office:value="101952">
            <text:p>101952</text:p>
          </table:table-cell>
          <table:table-cell office:value-type="float" office:value="4">
            <text:p>4</text:p>
          </table:table-cell>
          <table:table-cell table:formula="of:=[.D3]+[.C3]" office:value-type="float" office:value="4">
            <text:p>4</text:p>
          </table:table-cell>
          <table:table-cell table:style-name="ce3" table:formula="of:=DEC2HEX([.D4])" office:value-type="string" office:string-value="4">
            <text:p>4</text:p>
          </table:table-cell>
          <table:table-cell table:formula="of:=[.F3]-[.C4]" office:value-type="float" office:value="101952">
            <text:p>101952</text:p>
          </table:table-cell>
          <table:table-cell table:formula="of:=[.F4]-[.B4]"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string">
            <text:p>Header</text:p>
          </table:table-cell>
          <table:table-cell office:value-type="string">
            <text:p>WAVE</text:p>
          </table:table-cell>
          <table:table-cell office:value-type="float" office:value="4">
            <text:p>4</text:p>
          </table:table-cell>
          <table:table-cell table:formula="of:=[.D4]+[.C4]" office:value-type="float" office:value="8">
            <text:p>8</text:p>
          </table:table-cell>
          <table:table-cell table:style-name="ce3" table:formula="of:=DEC2HEX([.D5])" office:value-type="string" office:string-value="8">
            <text:p>8</text:p>
          </table:table-cell>
          <table:table-cell table:formula="of:=[.F4]-[.C5]" office:value-type="float" office:value="101948">
            <text:p>101948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string">
            <text:p>Nope</text:p>
          </table:table-cell>
          <table:table-cell office:value-type="float" office:value="0">
            <text:p>0</text:p>
          </table:table-cell>
          <table:table-cell table:formula="of:=[.D5]+[.C5]" office:value-type="float" office:value="12">
            <text:p>12</text:p>
          </table:table-cell>
          <table:table-cell table:style-name="ce3" table:formula="of:=DEC2HEX([.D6])" office:value-type="string" office:string-value="C">
            <text:p>C</text:p>
          </table:table-cell>
          <table:table-cell table:formula="of:=[.F5]-[.C6]" office:value-type="float" office:value="101948">
            <text:p>101948</text:p>
          </table:table-cell>
          <table:table-cell table:number-columns-repeated="1018"/>
        </table:table-row>
        <table:table-row table:style-name="ro2">
          <table:table-cell office:value-type="string">
            <text:p>Header</text:p>
          </table:table-cell>
          <table:table-cell office:value-type="string">
            <text:p>fmt </text:p>
          </table:table-cell>
          <table:table-cell office:value-type="float" office:value="4">
            <text:p>4</text:p>
          </table:table-cell>
          <table:table-cell table:formula="of:=[.D6]+[.C6]" office:value-type="float" office:value="12">
            <text:p>12</text:p>
          </table:table-cell>
          <table:table-cell table:style-name="ce3" table:formula="of:=DEC2HEX([.D7])" office:value-type="string" office:string-value="C">
            <text:p>C</text:p>
          </table:table-cell>
          <table:table-cell table:formula="of:=[.F6]-[.C7]" office:value-type="float" office:value="101944">
            <text:p>101944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7]+[.C7]" office:value-type="float" office:value="16">
            <text:p>16</text:p>
          </table:table-cell>
          <table:table-cell table:style-name="ce3" table:formula="of:=DEC2HEX([.D8])" office:value-type="string" office:string-value="10">
            <text:p>10</text:p>
          </table:table-cell>
          <table:table-cell table:formula="of:=[.F7]-[.C8]" office:value-type="float" office:value="101940">
            <text:p>101940</text:p>
          </table:table-cell>
          <table:table-cell table:formula="of:=[.F8]-[.B8]" office:value-type="float" office:value="101924">
            <text:p>101924</text:p>
          </table:table-cell>
          <table:table-cell table:number-columns-repeated="1017"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16">
            <text:p>16</text:p>
          </table:table-cell>
          <table:table-cell table:formula="of:=[.D8]+[.C8]" office:value-type="float" office:value="20">
            <text:p>20</text:p>
          </table:table-cell>
          <table:table-cell table:style-name="ce3" table:formula="of:=DEC2HEX([.D9])" office:value-type="string" office:string-value="14">
            <text:p>14</text:p>
          </table:table-cell>
          <table:table-cell table:formula="of:=[.F8]-[.C9]" office:value-type="float" office:value="101924">
            <text:p>101924</text:p>
          </table:table-cell>
          <table:table-cell table:number-columns-repeated="1018"/>
        </table:table-row>
        <table:table-row table:style-name="ro3">
          <table:table-cell office:value-type="string">
            <text:p>Header</text:p>
          </table:table-cell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table:formula="of:=[.D9]+[.C9]" office:value-type="float" office:value="36">
            <text:p>36</text:p>
          </table:table-cell>
          <table:table-cell table:style-name="ce3" table:formula="of:=DEC2HEX([.D10])" office:value-type="string" office:string-value="24">
            <text:p>24</text:p>
          </table:table-cell>
          <table:table-cell table:formula="of:=[.F9]-[.C10]" office:value-type="float" office:value="101920">
            <text:p>101920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float" office:value="101834">
            <text:p>101834</text:p>
          </table:table-cell>
          <table:table-cell office:value-type="float" office:value="4">
            <text:p>4</text:p>
          </table:table-cell>
          <table:table-cell table:formula="of:=[.D10]+[.C10]" office:value-type="float" office:value="40">
            <text:p>40</text:p>
          </table:table-cell>
          <table:table-cell table:style-name="ce3" table:formula="of:=DEC2HEX([.D11])" office:value-type="string" office:string-value="28">
            <text:p>28</text:p>
          </table:table-cell>
          <table:table-cell table:formula="of:=[.F10]-[.C11]" office:value-type="float" office:value="101916">
            <text:p>101916</text:p>
          </table:table-cell>
          <table:table-cell table:formula="of:=[.F11]-[.B11]" office:value-type="float" office:value="82">
            <text:p>82</text:p>
          </table:table-cell>
          <table:table-cell table:number-columns-repeated="1017"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101834">
            <text:p>101834</text:p>
          </table:table-cell>
          <table:table-cell table:formula="of:=[.D11]+[.C11]" office:value-type="float" office:value="44">
            <text:p>44</text:p>
          </table:table-cell>
          <table:table-cell table:style-name="ce3" table:formula="of:=DEC2HEX([.D12])" office:value-type="string" office:string-value="2C">
            <text:p>2C</text:p>
          </table:table-cell>
          <table:table-cell table:formula="of:=[.F11]-[.C12]" office:value-type="float" office:value="82">
            <text:p>82</text:p>
          </table:table-cell>
          <table:table-cell table:number-columns-repeated="1018"/>
        </table:table-row>
        <table:table-row table:style-name="ro3">
          <table:table-cell office:value-type="string">
            <text:p>Header</text:p>
          </table:table-cell>
          <table:table-cell office:value-type="string">
            <text:p>LIST</text:p>
          </table:table-cell>
          <table:table-cell office:value-type="float" office:value="4">
            <text:p>4</text:p>
          </table:table-cell>
          <table:table-cell table:formula="of:=[.D12]+[.C12]" office:value-type="float" office:value="101878">
            <text:p>101878</text:p>
          </table:table-cell>
          <table:table-cell table:style-name="ce3" table:formula="of:=DEC2HEX([.D13])" office:value-type="string" office:string-value="18DF6">
            <text:p>18DF6</text:p>
          </table:table-cell>
          <table:table-cell table:formula="of:=[.F12]-[.C13]" office:value-type="float" office:value="78">
            <text:p>78</text:p>
          </table:table-cell>
          <table:table-cell table:number-columns-repeated="1018"/>
        </table:table-row>
        <table:table-row table:style-name="ro3">
          <table:table-cell office:value-type="string">
            <text:p>Size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table:formula="of:=[.D13]+[.C13]" office:value-type="float" office:value="101882">
            <text:p>101882</text:p>
          </table:table-cell>
          <table:table-cell table:style-name="ce3" table:formula="of:=DEC2HEX([.D14])" office:value-type="string" office:string-value="18DFA">
            <text:p>18DFA</text:p>
          </table:table-cell>
          <table:table-cell table:formula="of:=[.F13]-[.C14]" office:value-type="float" office:value="74">
            <text:p>74</text:p>
          </table:table-cell>
          <table:table-cell table:formula="of:=[.F14]-[.B14]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74">
            <text:p>74</text:p>
          </table:table-cell>
          <table:table-cell table:formula="of:=[.D14]+[.C14]" office:value-type="float" office:value="101886">
            <text:p>101886</text:p>
          </table:table-cell>
          <table:table-cell table:style-name="ce3" table:formula="of:=DEC2HEX([.D15])" office:value-type="string" office:string-value="18DFE">
            <text:p>18DFE</text:p>
          </table:table-cell>
          <table:table-cell table:formula="of:=[.F14]-[.C15]" office:value-type="float" office:value="0">
            <text:p>0</text:p>
          </table:table-cell>
          <table:table-cell table:number-columns-repeated="1018"/>
        </table:table-row>
        <table:table-row table:style-name="ro3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" table:style-name="ta1">
        <table:table-column table:style-name="co7" table:number-columns-repeated="4" table:default-cell-style-name="ce2"/>
        <table:table-column table:style-name="co7" table:default-cell-style-name="ce3"/>
        <table:table-column table:style-name="co7" table:number-columns-repeated="3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Addr</text:p>
          </table:table-cell>
          <table:table-cell table:style-name="ce1" office:value-type="string">
            <text:p>AddrHex</text:p>
          </table:table-cell>
          <table:table-cell table:style-name="ce1" office:value-type="string">
            <text:p>remainder</text:p>
          </table:table-cell>
          <table:table-cell table:style-name="ce1" office:value-type="string">
            <text:p>Check</text:p>
          </table:table-cell>
          <table:table-cell table:style-name="ce1" office:value-type="string">
            <text:p>Note</text:p>
          </table:table-cell>
        </table:table-row>
        <table:table-row table:style-name="ro2">
          <table:table-cell office:value-type="string">
            <text:p>File Size</text:p>
          </table:table-cell>
          <table:table-cell office:value-type="float" office:value="118168">
            <text:p>118168</text:p>
          </table:table-cell>
          <table:table-cell table:number-columns-repeated="2" office:value-type="float" office:value="0">
            <text:p>0</text:p>
          </table:table-cell>
          <table:table-cell table:formula="of:=DEC2HEX([.D2])" office:value-type="string" office:string-value="0">
            <text:p>0</text:p>
          </table:table-cell>
          <table:table-cell table:formula="of:=[.B2]" office:value-type="float" office:value="118168">
            <text:p>118168</text:p>
          </table:table-cell>
          <table:table-cell/>
          <table:table-cell office:value-type="string">
            <text:p>stereol.wav</text:p>
          </table:table-cell>
        </table:table-row>
        <table:table-row table:style-name="ro3">
          <table:table-cell office:value-type="string">
            <text:p>Header</text:p>
          </table:table-cell>
          <table:table-cell office:value-type="string">
            <text:p>RIF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DEC2HEX([.D3])" office:value-type="string" office:string-value="0">
            <text:p>0</text:p>
          </table:table-cell>
          <table:table-cell table:formula="of:=[.F2]-[.C3]" office:value-type="float" office:value="118164">
            <text:p>118164</text:p>
          </table:table-cell>
          <table:table-cell table:number-columns-repeated="2"/>
        </table:table-row>
        <table:table-row table:style-name="ro3">
          <table:table-cell office:value-type="string">
            <text:p>Size</text:p>
          </table:table-cell>
          <table:table-cell office:value-type="float" office:value="118160">
            <text:p>118160</text:p>
          </table:table-cell>
          <table:table-cell office:value-type="float" office:value="4">
            <text:p>4</text:p>
          </table:table-cell>
          <table:table-cell table:formula="of:=[.D3]+[.C3]" office:value-type="float" office:value="4">
            <text:p>4</text:p>
          </table:table-cell>
          <table:table-cell table:formula="of:=DEC2HEX([.D4])" office:value-type="string" office:string-value="4">
            <text:p>4</text:p>
          </table:table-cell>
          <table:table-cell table:formula="of:=[.F3]-[.C4]" office:value-type="float" office:value="118160">
            <text:p>118160</text:p>
          </table:table-cell>
          <table:table-cell table:formula="of:=[.F4]-[.B4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Header</text:p>
          </table:table-cell>
          <table:table-cell office:value-type="string">
            <text:p>WAVE</text:p>
          </table:table-cell>
          <table:table-cell office:value-type="float" office:value="4">
            <text:p>4</text:p>
          </table:table-cell>
          <table:table-cell table:formula="of:=[.D4]+[.C4]" office:value-type="float" office:value="8">
            <text:p>8</text:p>
          </table:table-cell>
          <table:table-cell table:formula="of:=DEC2HEX([.D5])" office:value-type="string" office:string-value="8">
            <text:p>8</text:p>
          </table:table-cell>
          <table:table-cell table:formula="of:=[.F4]-[.C5]" office:value-type="float" office:value="118156">
            <text:p>118156</text:p>
          </table:table-cell>
          <table:table-cell table:number-columns-repeated="2"/>
        </table:table-row>
        <table:table-row table:style-name="ro3">
          <table:table-cell office:value-type="string">
            <text:p>Size</text:p>
          </table:table-cell>
          <table:table-cell office:value-type="string">
            <text:p>Nope</text:p>
          </table:table-cell>
          <table:table-cell office:value-type="float" office:value="0">
            <text:p>0</text:p>
          </table:table-cell>
          <table:table-cell table:formula="of:=[.D5]+[.C5]" office:value-type="float" office:value="12">
            <text:p>12</text:p>
          </table:table-cell>
          <table:table-cell table:formula="of:=DEC2HEX([.D6])" office:value-type="string" office:string-value="C">
            <text:p>C</text:p>
          </table:table-cell>
          <table:table-cell table:formula="of:=[.F5]-[.C6]" office:value-type="float" office:value="118156">
            <text:p>118156</text:p>
          </table:table-cell>
          <table:table-cell table:number-columns-repeated="2"/>
        </table:table-row>
        <table:table-row table:style-name="ro2">
          <table:table-cell office:value-type="string">
            <text:p>Header</text:p>
          </table:table-cell>
          <table:table-cell office:value-type="string">
            <text:p>fmt </text:p>
          </table:table-cell>
          <table:table-cell office:value-type="float" office:value="4">
            <text:p>4</text:p>
          </table:table-cell>
          <table:table-cell table:formula="of:=[.D6]+[.C6]" office:value-type="float" office:value="12">
            <text:p>12</text:p>
          </table:table-cell>
          <table:table-cell table:formula="of:=DEC2HEX([.D7])" office:value-type="string" office:string-value="C">
            <text:p>C</text:p>
          </table:table-cell>
          <table:table-cell table:formula="of:=[.F6]-[.C7]" office:value-type="float" office:value="118152">
            <text:p>118152</text:p>
          </table:table-cell>
          <table:table-cell table:number-columns-repeated="2"/>
        </table:table-row>
        <table:table-row table:style-name="ro3">
          <table:table-cell office:value-type="string">
            <text:p>Size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7]+[.C7]" office:value-type="float" office:value="16">
            <text:p>16</text:p>
          </table:table-cell>
          <table:table-cell table:formula="of:=DEC2HEX([.D8])" office:value-type="string" office:string-value="10">
            <text:p>10</text:p>
          </table:table-cell>
          <table:table-cell table:formula="of:=[.F7]-[.C8]" office:value-type="float" office:value="118148">
            <text:p>118148</text:p>
          </table:table-cell>
          <table:table-cell table:formula="of:=[.F8]-[.B8]" office:value-type="float" office:value="118132">
            <text:p>118132</text:p>
          </table:table-cell>
          <table:table-cell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16">
            <text:p>16</text:p>
          </table:table-cell>
          <table:table-cell table:formula="of:=[.D8]+[.C8]" office:value-type="float" office:value="20">
            <text:p>20</text:p>
          </table:table-cell>
          <table:table-cell table:formula="of:=DEC2HEX([.D9])" office:value-type="string" office:string-value="14">
            <text:p>14</text:p>
          </table:table-cell>
          <table:table-cell table:formula="of:=[.F8]-[.C9]" office:value-type="float" office:value="118132">
            <text:p>118132</text:p>
          </table:table-cell>
          <table:table-cell table:number-columns-repeated="2"/>
        </table:table-row>
        <table:table-row table:style-name="ro3">
          <table:table-cell office:value-type="string">
            <text:p>Header</text:p>
          </table:table-cell>
          <table:table-cell office:value-type="string">
            <text:p>cue </text:p>
          </table:table-cell>
          <table:table-cell office:value-type="float" office:value="4">
            <text:p>4</text:p>
          </table:table-cell>
          <table:table-cell table:formula="of:=[.D9]+[.C9]" office:value-type="float" office:value="36">
            <text:p>36</text:p>
          </table:table-cell>
          <table:table-cell table:formula="of:=DEC2HEX([.D10])" office:value-type="string" office:string-value="24">
            <text:p>24</text:p>
          </table:table-cell>
          <table:table-cell table:formula="of:=[.F9]-[.C10]" office:value-type="float" office:value="118128">
            <text:p>118128</text:p>
          </table:table-cell>
          <table:table-cell table:number-columns-repeated="2"/>
        </table:table-row>
        <table:table-row table:style-name="ro3">
          <table:table-cell office:value-type="string">
            <text:p>Size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0]+[.C10]" office:value-type="float" office:value="40">
            <text:p>40</text:p>
          </table:table-cell>
          <table:table-cell table:formula="of:=DEC2HEX([.D11])" office:value-type="string" office:string-value="28">
            <text:p>28</text:p>
          </table:table-cell>
          <table:table-cell table:formula="of:=[.F10]-[.C11]" office:value-type="float" office:value="118124">
            <text:p>118124</text:p>
          </table:table-cell>
          <table:table-cell table:formula="of:=[.F11]-[.B11]" office:value-type="float" office:value="118096">
            <text:p>118096</text:p>
          </table:table-cell>
          <table:table-cell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28">
            <text:p>28</text:p>
          </table:table-cell>
          <table:table-cell table:formula="of:=[.D11]+[.C11]" office:value-type="float" office:value="44">
            <text:p>44</text:p>
          </table:table-cell>
          <table:table-cell table:formula="of:=DEC2HEX([.D12])" office:value-type="string" office:string-value="2C">
            <text:p>2C</text:p>
          </table:table-cell>
          <table:table-cell table:formula="of:=[.F11]-[.C12]" office:value-type="float" office:value="118096">
            <text:p>118096</text:p>
          </table:table-cell>
          <table:table-cell table:number-columns-repeated="2"/>
        </table:table-row>
        <table:table-row table:style-name="ro3">
          <table:table-cell office:value-type="string">
            <text:p>Header</text:p>
          </table:table-cell>
          <table:table-cell office:value-type="string">
            <text:p>LIST</text:p>
          </table:table-cell>
          <table:table-cell office:value-type="float" office:value="4">
            <text:p>4</text:p>
          </table:table-cell>
          <table:table-cell table:formula="of:=[.D12]+[.C12]" office:value-type="float" office:value="72">
            <text:p>72</text:p>
          </table:table-cell>
          <table:table-cell table:formula="of:=DEC2HEX([.D13])" office:value-type="string" office:string-value="48">
            <text:p>48</text:p>
          </table:table-cell>
          <table:table-cell table:formula="of:=[.F12]-[.C13]" office:value-type="float" office:value="118092">
            <text:p>118092</text:p>
          </table:table-cell>
          <table:table-cell table:number-columns-repeated="2"/>
        </table:table-row>
        <table:table-row table:style-name="ro3">
          <table:table-cell office:value-type="string">
            <text:p>Size</text:p>
          </table:table-cell>
          <table:table-cell office:value-type="float" office:value="2016">
            <text:p>2016</text:p>
          </table:table-cell>
          <table:table-cell office:value-type="float" office:value="4">
            <text:p>4</text:p>
          </table:table-cell>
          <table:table-cell table:formula="of:=[.D13]+[.C13]" office:value-type="float" office:value="76">
            <text:p>76</text:p>
          </table:table-cell>
          <table:table-cell table:formula="of:=DEC2HEX([.D14])" office:value-type="string" office:string-value="4C">
            <text:p>4C</text:p>
          </table:table-cell>
          <table:table-cell table:formula="of:=[.F13]-[.C14]" office:value-type="float" office:value="118088">
            <text:p>118088</text:p>
          </table:table-cell>
          <table:table-cell table:formula="of:=[.F14]-[.B14]" office:value-type="float" office:value="116072">
            <text:p>116072</text:p>
          </table:table-cell>
          <table:table-cell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2016">
            <text:p>2016</text:p>
          </table:table-cell>
          <table:table-cell table:formula="of:=[.D14]+[.C14]" office:value-type="float" office:value="80">
            <text:p>80</text:p>
          </table:table-cell>
          <table:table-cell table:formula="of:=DEC2HEX([.D15])" office:value-type="string" office:string-value="50">
            <text:p>50</text:p>
          </table:table-cell>
          <table:table-cell table:formula="of:=[.F14]-[.C15]" office:value-type="float" office:value="116072">
            <text:p>116072</text:p>
          </table:table-cell>
          <table:table-cell table:number-columns-repeated="2"/>
        </table:table-row>
        <table:table-row table:style-name="ro3">
          <table:table-cell office:value-type="string">
            <text:p>Header</text:p>
          </table:table-cell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table:formula="of:=[.D15]+[.C15]" office:value-type="float" office:value="2096">
            <text:p>2096</text:p>
          </table:table-cell>
          <table:table-cell table:formula="of:=DEC2HEX([.D16])" office:value-type="string" office:string-value="830">
            <text:p>830</text:p>
          </table:table-cell>
          <table:table-cell table:formula="of:=[.F15]-[.C16]" office:value-type="float" office:value="116068">
            <text:p>116068</text:p>
          </table:table-cell>
          <table:table-cell/>
          <table:table-cell table:style-name="Default"/>
        </table:table-row>
        <table:table-row table:style-name="ro3">
          <table:table-cell office:value-type="string">
            <text:p>Size</text:p>
          </table:table-cell>
          <table:table-cell office:value-type="float" office:value="116064">
            <text:p>116064</text:p>
          </table:table-cell>
          <table:table-cell office:value-type="float" office:value="4">
            <text:p>4</text:p>
          </table:table-cell>
          <table:table-cell table:formula="of:=[.D16]+[.C16]" office:value-type="float" office:value="2100">
            <text:p>2100</text:p>
          </table:table-cell>
          <table:table-cell table:formula="of:=DEC2HEX([.D17])" office:value-type="string" office:string-value="834">
            <text:p>834</text:p>
          </table:table-cell>
          <table:table-cell table:formula="of:=[.F16]-[.C17]" office:value-type="float" office:value="116064">
            <text:p>116064</text:p>
          </table:table-cell>
          <table:table-cell table:formula="of:=[.F17]-[.B17]" office:value-type="float" office:value="0">
            <text:p>0</text:p>
          </table:table-cell>
          <table:table-cell table:style-name="Default"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116064">
            <text:p>116064</text:p>
          </table:table-cell>
          <table:table-cell table:formula="of:=[.D17]+[.C17]" office:value-type="float" office:value="2104">
            <text:p>2104</text:p>
          </table:table-cell>
          <table:table-cell table:formula="of:=DEC2HEX([.D18])" office:value-type="string" office:string-value="838">
            <text:p>838</text:p>
          </table:table-cell>
          <table:table-cell table:formula="of:=[.F17]-[.C18]" office:value-type="float" office:value="0">
            <text:p>0</text:p>
          </table:table-cell>
          <table:table-cell/>
          <table:table-cell table:style-name="Default"/>
        </table:table-row>
      </table:table>
      <table:table table:name="7" table:style-name="ta1">
        <table:table-column table:style-name="co7" table:number-columns-repeated="4" table:default-cell-style-name="ce2"/>
        <table:table-column table:style-name="co7" table:default-cell-style-name="ce3"/>
        <table:table-column table:style-name="co7" table:number-columns-repeated="3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Addr</text:p>
          </table:table-cell>
          <table:table-cell table:style-name="ce1" office:value-type="string">
            <text:p>AddrHex</text:p>
          </table:table-cell>
          <table:table-cell table:style-name="ce1" office:value-type="string">
            <text:p>remainder</text:p>
          </table:table-cell>
          <table:table-cell table:style-name="ce1" office:value-type="string">
            <text:p>Check</text:p>
          </table:table-cell>
          <table:table-cell table:style-name="ce1" office:value-type="string">
            <text:p>Note</text:p>
          </table:table-cell>
          <table:table-cell/>
        </table:table-row>
        <table:table-row table:style-name="ro2">
          <table:table-cell office:value-type="string">
            <text:p>File Size</text:p>
          </table:table-cell>
          <table:table-cell office:value-type="float" office:value="234246">
            <text:p>234246</text:p>
          </table:table-cell>
          <table:table-cell table:number-columns-repeated="2" office:value-type="float" office:value="0">
            <text:p>0</text:p>
          </table:table-cell>
          <table:table-cell table:formula="of:=DEC2HEX([.D2])" office:value-type="string" office:string-value="0">
            <text:p>0</text:p>
          </table:table-cell>
          <table:table-cell table:formula="of:=[.B2]" office:value-type="float" office:value="234246">
            <text:p>234246</text:p>
          </table:table-cell>
          <table:table-cell/>
          <table:table-cell office:value-type="string">
            <text:p>stereofl.wav</text:p>
          </table:table-cell>
          <table:table-cell/>
        </table:table-row>
        <table:table-row table:style-name="ro3">
          <table:table-cell office:value-type="string">
            <text:p>Header</text:p>
          </table:table-cell>
          <table:table-cell office:value-type="string">
            <text:p>RIF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DEC2HEX([.D3])" office:value-type="string" office:string-value="0">
            <text:p>0</text:p>
          </table:table-cell>
          <table:table-cell table:formula="of:=[.F2]-[.C3]" office:value-type="float" office:value="234242">
            <text:p>234242</text:p>
          </table:table-cell>
          <table:table-cell table:number-columns-repeated="3"/>
        </table:table-row>
        <table:table-row table:style-name="ro3">
          <table:table-cell office:value-type="string">
            <text:p>Size</text:p>
          </table:table-cell>
          <table:table-cell office:value-type="float" office:value="234238">
            <text:p>234238</text:p>
          </table:table-cell>
          <table:table-cell office:value-type="float" office:value="4">
            <text:p>4</text:p>
          </table:table-cell>
          <table:table-cell table:formula="of:=[.D3]+[.C3]" office:value-type="float" office:value="4">
            <text:p>4</text:p>
          </table:table-cell>
          <table:table-cell table:formula="of:=DEC2HEX([.D4])" office:value-type="string" office:string-value="4">
            <text:p>4</text:p>
          </table:table-cell>
          <table:table-cell table:formula="of:=[.F3]-[.C4]" office:value-type="float" office:value="234238">
            <text:p>234238</text:p>
          </table:table-cell>
          <table:table-cell table:formula="of:=[.F4]-[.B4]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Header</text:p>
          </table:table-cell>
          <table:table-cell office:value-type="string">
            <text:p>WAVE</text:p>
          </table:table-cell>
          <table:table-cell office:value-type="float" office:value="4">
            <text:p>4</text:p>
          </table:table-cell>
          <table:table-cell table:formula="of:=[.D4]+[.C4]" office:value-type="float" office:value="8">
            <text:p>8</text:p>
          </table:table-cell>
          <table:table-cell table:formula="of:=DEC2HEX([.D5])" office:value-type="string" office:string-value="8">
            <text:p>8</text:p>
          </table:table-cell>
          <table:table-cell table:formula="of:=[.F4]-[.C5]" office:value-type="float" office:value="234234">
            <text:p>234234</text:p>
          </table:table-cell>
          <table:table-cell table:number-columns-repeated="3"/>
        </table:table-row>
        <table:table-row table:style-name="ro3">
          <table:table-cell office:value-type="string">
            <text:p>Size</text:p>
          </table:table-cell>
          <table:table-cell office:value-type="string">
            <text:p>Nope</text:p>
          </table:table-cell>
          <table:table-cell office:value-type="float" office:value="0">
            <text:p>0</text:p>
          </table:table-cell>
          <table:table-cell table:formula="of:=[.D5]+[.C5]" office:value-type="float" office:value="12">
            <text:p>12</text:p>
          </table:table-cell>
          <table:table-cell table:formula="of:=DEC2HEX([.D6])" office:value-type="string" office:string-value="C">
            <text:p>C</text:p>
          </table:table-cell>
          <table:table-cell table:formula="of:=[.F5]-[.C6]" office:value-type="float" office:value="234234">
            <text:p>234234</text:p>
          </table:table-cell>
          <table:table-cell table:number-columns-repeated="3"/>
        </table:table-row>
        <table:table-row table:style-name="ro2">
          <table:table-cell office:value-type="string">
            <text:p>Header</text:p>
          </table:table-cell>
          <table:table-cell office:value-type="string">
            <text:p>fmt </text:p>
          </table:table-cell>
          <table:table-cell office:value-type="float" office:value="4">
            <text:p>4</text:p>
          </table:table-cell>
          <table:table-cell table:formula="of:=[.D6]+[.C6]" office:value-type="float" office:value="12">
            <text:p>12</text:p>
          </table:table-cell>
          <table:table-cell table:formula="of:=DEC2HEX([.D7])" office:value-type="string" office:string-value="C">
            <text:p>C</text:p>
          </table:table-cell>
          <table:table-cell table:formula="of:=[.F6]-[.C7]" office:value-type="float" office:value="234230">
            <text:p>234230</text:p>
          </table:table-cell>
          <table:table-cell table:number-columns-repeated="3"/>
        </table:table-row>
        <table:table-row table:style-name="ro3">
          <table:table-cell office:value-type="string">
            <text:p>Size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7]+[.C7]" office:value-type="float" office:value="16">
            <text:p>16</text:p>
          </table:table-cell>
          <table:table-cell table:formula="of:=DEC2HEX([.D8])" office:value-type="string" office:string-value="10">
            <text:p>10</text:p>
          </table:table-cell>
          <table:table-cell table:formula="of:=[.F7]-[.C8]" office:value-type="float" office:value="234226">
            <text:p>234226</text:p>
          </table:table-cell>
          <table:table-cell table:formula="of:=[.F8]-[.B8]" office:value-type="float" office:value="234208">
            <text:p>234208</text:p>
          </table:table-cell>
          <table:table-cell table:number-columns-repeated="2"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18">
            <text:p>18</text:p>
          </table:table-cell>
          <table:table-cell table:formula="of:=[.D8]+[.C8]" office:value-type="float" office:value="20">
            <text:p>20</text:p>
          </table:table-cell>
          <table:table-cell table:formula="of:=DEC2HEX([.D9])" office:value-type="string" office:string-value="14">
            <text:p>14</text:p>
          </table:table-cell>
          <table:table-cell table:formula="of:=[.F8]-[.C9]" office:value-type="float" office:value="234208">
            <text:p>234208</text:p>
          </table:table-cell>
          <table:table-cell table:number-columns-repeated="3"/>
        </table:table-row>
        <table:table-row table:style-name="ro3">
          <table:table-cell office:value-type="string">
            <text:p>Header</text:p>
          </table:table-cell>
          <table:table-cell office:value-type="string">
            <text:p>fact</text:p>
          </table:table-cell>
          <table:table-cell office:value-type="float" office:value="4">
            <text:p>4</text:p>
          </table:table-cell>
          <table:table-cell table:formula="of:=[.D9]+[.C9]" office:value-type="float" office:value="38">
            <text:p>38</text:p>
          </table:table-cell>
          <table:table-cell table:formula="of:=DEC2HEX([.D10])" office:value-type="string" office:string-value="26">
            <text:p>26</text:p>
          </table:table-cell>
          <table:table-cell table:formula="of:=[.F9]-[.C10]" office:value-type="float" office:value="234204">
            <text:p>234204</text:p>
          </table:table-cell>
          <table:table-cell/>
          <table:table-cell table:formula="of:=[.B12]*[.I10]" office:value-type="float" office:value="232128">
            <text:p>232128</text:p>
          </table:table-cell>
          <table:table-cell office:value-type="float" office:value="32">
            <text:p>32</text:p>
          </table:table-cell>
        </table:table-row>
        <table:table-row table:style-name="ro3"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table:formula="of:=[.D10]+[.C10]" office:value-type="float" office:value="42">
            <text:p>42</text:p>
          </table:table-cell>
          <table:table-cell table:formula="of:=DEC2HEX([.D11])" office:value-type="string" office:string-value="2A">
            <text:p>2A</text:p>
          </table:table-cell>
          <table:table-cell table:formula="of:=[.F10]-[.C11]" office:value-type="float" office:value="234200">
            <text:p>234200</text:p>
          </table:table-cell>
          <table:table-cell table:formula="of:=[.F11]-[.B11]" office:value-type="float" office:value="234196">
            <text:p>234196</text:p>
          </table:table-cell>
          <table:table-cell table:number-columns-repeated="2"/>
        </table:table-row>
        <table:table-row table:style-name="ro3">
          <table:table-cell office:value-type="string">
            <text:p>Content</text:p>
          </table:table-cell>
          <table:table-cell office:value-type="float" office:value="7254">
            <text:p>7254</text:p>
          </table:table-cell>
          <table:table-cell office:value-type="float" office:value="4">
            <text:p>4</text:p>
          </table:table-cell>
          <table:table-cell table:formula="of:=[.D11]+[.C11]" office:value-type="float" office:value="46">
            <text:p>46</text:p>
          </table:table-cell>
          <table:table-cell table:formula="of:=DEC2HEX([.D12])" office:value-type="string" office:string-value="2E">
            <text:p>2E</text:p>
          </table:table-cell>
          <table:table-cell table:formula="of:=[.F11]-[.C12]" office:value-type="float" office:value="234196">
            <text:p>234196</text:p>
          </table:table-cell>
          <table:table-cell table:number-columns-repeated="3"/>
        </table:table-row>
        <table:table-row table:style-name="ro3">
          <table:table-cell office:value-type="string">
            <text:p>Header</text:p>
          </table:table-cell>
          <table:table-cell office:value-type="string">
            <text:p>.cue .</text:p>
          </table:table-cell>
          <table:table-cell office:value-type="float" office:value="4">
            <text:p>4</text:p>
          </table:table-cell>
          <table:table-cell table:formula="of:=[.D12]+[.C12]" office:value-type="float" office:value="50">
            <text:p>50</text:p>
          </table:table-cell>
          <table:table-cell table:formula="of:=DEC2HEX([.D13])" office:value-type="string" office:string-value="32">
            <text:p>32</text:p>
          </table:table-cell>
          <table:table-cell table:formula="of:=[.F12]-[.C13]" office:value-type="float" office:value="234192">
            <text:p>234192</text:p>
          </table:table-cell>
          <table:table-cell table:number-columns-repeated="3"/>
        </table:table-row>
        <table:table-row table:style-name="ro3">
          <table:table-cell office:value-type="string">
            <text:p>Size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3]+[.C13]" office:value-type="float" office:value="54">
            <text:p>54</text:p>
          </table:table-cell>
          <table:table-cell table:formula="of:=DEC2HEX([.D14])" office:value-type="string" office:string-value="36">
            <text:p>36</text:p>
          </table:table-cell>
          <table:table-cell table:formula="of:=[.F13]-[.C14]" office:value-type="float" office:value="234188">
            <text:p>234188</text:p>
          </table:table-cell>
          <table:table-cell table:formula="of:=[.F14]-[.B14]" office:value-type="float" office:value="234160">
            <text:p>234160</text:p>
          </table:table-cell>
          <table:table-cell table:number-columns-repeated="2"/>
        </table:table-row>
        <table:table-row table:style-name="ro3">
          <table:table-cell office:value-type="string">
            <text:p>Content</text:p>
          </table:table-cell>
          <table:table-cell office:value-type="float" office:value="7254">
            <text:p>7254</text:p>
          </table:table-cell>
          <table:table-cell office:value-type="float" office:value="28">
            <text:p>28</text:p>
          </table:table-cell>
          <table:table-cell table:formula="of:=[.D14]+[.C14]" office:value-type="float" office:value="58">
            <text:p>58</text:p>
          </table:table-cell>
          <table:table-cell table:formula="of:=DEC2HEX([.D15])" office:value-type="string" office:string-value="3A">
            <text:p>3A</text:p>
          </table:table-cell>
          <table:table-cell table:formula="of:=[.F14]-[.C15]" office:value-type="float" office:value="234160">
            <text:p>234160</text:p>
          </table:table-cell>
          <table:table-cell table:number-columns-repeated="3"/>
        </table:table-row>
        <table:table-row table:style-name="ro3">
          <table:table-cell office:value-type="string">
            <text:p>Header</text:p>
          </table:table-cell>
          <table:table-cell office:value-type="string">
            <text:p>.LIST.</text:p>
          </table:table-cell>
          <table:table-cell office:value-type="float" office:value="4">
            <text:p>4</text:p>
          </table:table-cell>
          <table:table-cell table:formula="of:=[.D15]+[.C15]" office:value-type="float" office:value="86">
            <text:p>86</text:p>
          </table:table-cell>
          <table:table-cell table:formula="of:=DEC2HEX([.D16])" office:value-type="string" office:string-value="56">
            <text:p>56</text:p>
          </table:table-cell>
          <table:table-cell table:formula="of:=[.F15]-[.C16]" office:value-type="float" office:value="234156">
            <text:p>234156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string">
            <text:p>Size</text:p>
          </table:table-cell>
          <table:table-cell office:value-type="float" office:value="2016">
            <text:p>2016</text:p>
          </table:table-cell>
          <table:table-cell office:value-type="float" office:value="4">
            <text:p>4</text:p>
          </table:table-cell>
          <table:table-cell table:formula="of:=[.D16]+[.C16]" office:value-type="float" office:value="90">
            <text:p>90</text:p>
          </table:table-cell>
          <table:table-cell table:formula="of:=DEC2HEX([.D17])" office:value-type="string" office:string-value="5A">
            <text:p>5A</text:p>
          </table:table-cell>
          <table:table-cell table:formula="of:=[.F16]-[.C17]" office:value-type="float" office:value="234152">
            <text:p>234152</text:p>
          </table:table-cell>
          <table:table-cell table:formula="of:=[.F17]-[.B17]" office:value-type="float" office:value="232136">
            <text:p>232136</text:p>
          </table:table-cell>
          <table:table-cell table:style-name="Default"/>
          <table:table-cell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2016">
            <text:p>2016</text:p>
          </table:table-cell>
          <table:table-cell table:formula="of:=[.D17]+[.C17]" office:value-type="float" office:value="94">
            <text:p>94</text:p>
          </table:table-cell>
          <table:table-cell table:formula="of:=DEC2HEX([.D18])" office:value-type="string" office:string-value="5E">
            <text:p>5E</text:p>
          </table:table-cell>
          <table:table-cell table:formula="of:=[.F17]-[.C18]" office:value-type="float" office:value="232136">
            <text:p>232136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string">
            <text:p>Header</text:p>
          </table:table-cell>
          <table:table-cell office:value-type="string">
            <text:p>.data.</text:p>
          </table:table-cell>
          <table:table-cell office:value-type="float" office:value="4">
            <text:p>4</text:p>
          </table:table-cell>
          <table:table-cell table:formula="of:=[.D18]+[.C18]" office:value-type="float" office:value="2110">
            <text:p>2110</text:p>
          </table:table-cell>
          <table:table-cell table:formula="of:=DEC2HEX([.D19])" office:value-type="string" office:string-value="83E">
            <text:p>83E</text:p>
          </table:table-cell>
          <table:table-cell table:formula="of:=[.F18]-[.C19]" office:value-type="float" office:value="232132">
            <text:p>232132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string">
            <text:p>Size</text:p>
          </table:table-cell>
          <table:table-cell office:value-type="float" office:value="232128">
            <text:p>232128</text:p>
          </table:table-cell>
          <table:table-cell office:value-type="float" office:value="4">
            <text:p>4</text:p>
          </table:table-cell>
          <table:table-cell table:formula="of:=[.D19]+[.C19]" office:value-type="float" office:value="2114">
            <text:p>2114</text:p>
          </table:table-cell>
          <table:table-cell table:formula="of:=DEC2HEX([.D20])" office:value-type="string" office:string-value="842">
            <text:p>842</text:p>
          </table:table-cell>
          <table:table-cell table:formula="of:=[.F19]-[.C20]" office:value-type="float" office:value="232128">
            <text:p>232128</text:p>
          </table:table-cell>
          <table:table-cell table:formula="of:=[.F20]-[.B20]" office:value-type="float" office:value="0">
            <text:p>0</text:p>
          </table:table-cell>
          <table:table-cell table:style-name="Default"/>
          <table:table-cell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232128">
            <text:p>232128</text:p>
          </table:table-cell>
          <table:table-cell table:formula="of:=[.D20]+[.C20]" office:value-type="float" office:value="2118">
            <text:p>2118</text:p>
          </table:table-cell>
          <table:table-cell table:formula="of:=DEC2HEX([.D21])" office:value-type="string" office:string-value="846">
            <text:p>846</text:p>
          </table:table-cell>
          <table:table-cell table:formula="of:=[.F20]-[.C21]" office:value-type="float" office:value="0">
            <text:p>0</text:p>
          </table:table-cell>
          <table:table-cell/>
          <table:table-cell table:style-name="Default"/>
          <table:table-cell/>
        </table:table-row>
      </table:table>
      <table:table table:name="8" table:style-name="ta1">
        <table:table-column table:style-name="co7" table:number-columns-repeated="4" table:default-cell-style-name="ce2"/>
        <table:table-column table:style-name="co7" table:default-cell-style-name="ce3"/>
        <table:table-column table:style-name="co7" table:number-columns-repeated="3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Addr</text:p>
          </table:table-cell>
          <table:table-cell table:style-name="ce1" office:value-type="string">
            <text:p>AddrHex</text:p>
          </table:table-cell>
          <table:table-cell table:style-name="ce1" office:value-type="string">
            <text:p>remainder</text:p>
          </table:table-cell>
          <table:table-cell table:style-name="ce1" office:value-type="string">
            <text:p>Check</text:p>
          </table:table-cell>
          <table:table-cell table:style-name="ce1" office:value-type="string">
            <text:p>Note</text:p>
          </table:table-cell>
          <table:table-cell/>
        </table:table-row>
        <table:table-row table:style-name="ro2">
          <table:table-cell office:value-type="string">
            <text:p>File Size</text:p>
          </table:table-cell>
          <table:table-cell office:value-type="float" office:value="14890">
            <text:p>14890</text:p>
          </table:table-cell>
          <table:table-cell table:number-columns-repeated="2" office:value-type="float" office:value="0">
            <text:p>0</text:p>
          </table:table-cell>
          <table:table-cell table:formula="of:=DEC2HEX([.D2])" office:value-type="string" office:string-value="0">
            <text:p>0</text:p>
          </table:table-cell>
          <table:table-cell table:formula="of:=[.B2]" office:value-type="float" office:value="14890">
            <text:p>14890</text:p>
          </table:table-cell>
          <table:table-cell/>
          <table:table-cell office:value-type="string">
            <text:p>willy_wonka_music_makers.wav</text:p>
          </table:table-cell>
          <table:table-cell/>
        </table:table-row>
        <table:table-row table:style-name="ro3">
          <table:table-cell office:value-type="string">
            <text:p>Header</text:p>
          </table:table-cell>
          <table:table-cell office:value-type="string">
            <text:p>RIF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DEC2HEX([.D3])" office:value-type="string" office:string-value="0">
            <text:p>0</text:p>
          </table:table-cell>
          <table:table-cell table:formula="of:=[.F2]-[.C3]" office:value-type="float" office:value="14886">
            <text:p>14886</text:p>
          </table:table-cell>
          <table:table-cell table:number-columns-repeated="3"/>
        </table:table-row>
        <table:table-row table:style-name="ro3">
          <table:table-cell office:value-type="string">
            <text:p>Size</text:p>
          </table:table-cell>
          <table:table-cell office:value-type="float" office:value="14882">
            <text:p>14882</text:p>
          </table:table-cell>
          <table:table-cell office:value-type="float" office:value="4">
            <text:p>4</text:p>
          </table:table-cell>
          <table:table-cell table:formula="of:=[.D3]+[.C3]" office:value-type="float" office:value="4">
            <text:p>4</text:p>
          </table:table-cell>
          <table:table-cell table:formula="of:=DEC2HEX([.D4])" office:value-type="string" office:string-value="4">
            <text:p>4</text:p>
          </table:table-cell>
          <table:table-cell table:formula="of:=[.F3]-[.C4]" office:value-type="float" office:value="14882">
            <text:p>14882</text:p>
          </table:table-cell>
          <table:table-cell table:formula="of:=[.F4]-[.B4]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Header</text:p>
          </table:table-cell>
          <table:table-cell office:value-type="string">
            <text:p>WAVE</text:p>
          </table:table-cell>
          <table:table-cell office:value-type="float" office:value="4">
            <text:p>4</text:p>
          </table:table-cell>
          <table:table-cell table:formula="of:=[.D4]+[.C4]" office:value-type="float" office:value="8">
            <text:p>8</text:p>
          </table:table-cell>
          <table:table-cell table:formula="of:=DEC2HEX([.D5])" office:value-type="string" office:string-value="8">
            <text:p>8</text:p>
          </table:table-cell>
          <table:table-cell table:formula="of:=[.F4]-[.C5]" office:value-type="float" office:value="14878">
            <text:p>14878</text:p>
          </table:table-cell>
          <table:table-cell table:number-columns-repeated="3"/>
        </table:table-row>
        <table:table-row table:style-name="ro3">
          <table:table-cell office:value-type="string">
            <text:p>Size</text:p>
          </table:table-cell>
          <table:table-cell office:value-type="string">
            <text:p>Nope</text:p>
          </table:table-cell>
          <table:table-cell office:value-type="float" office:value="0">
            <text:p>0</text:p>
          </table:table-cell>
          <table:table-cell table:formula="of:=[.D5]+[.C5]" office:value-type="float" office:value="12">
            <text:p>12</text:p>
          </table:table-cell>
          <table:table-cell table:formula="of:=DEC2HEX([.D6])" office:value-type="string" office:string-value="C">
            <text:p>C</text:p>
          </table:table-cell>
          <table:table-cell table:formula="of:=[.F5]-[.C6]" office:value-type="float" office:value="14878">
            <text:p>14878</text:p>
          </table:table-cell>
          <table:table-cell table:number-columns-repeated="3"/>
        </table:table-row>
        <table:table-row table:style-name="ro2">
          <table:table-cell office:value-type="string">
            <text:p>Header</text:p>
          </table:table-cell>
          <table:table-cell office:value-type="string">
            <text:p>fmt </text:p>
          </table:table-cell>
          <table:table-cell office:value-type="float" office:value="4">
            <text:p>4</text:p>
          </table:table-cell>
          <table:table-cell table:formula="of:=[.D6]+[.C6]" office:value-type="float" office:value="12">
            <text:p>12</text:p>
          </table:table-cell>
          <table:table-cell table:formula="of:=DEC2HEX([.D7])" office:value-type="string" office:string-value="C">
            <text:p>C</text:p>
          </table:table-cell>
          <table:table-cell table:formula="of:=[.F6]-[.C7]" office:value-type="float" office:value="14874">
            <text:p>14874</text:p>
          </table:table-cell>
          <table:table-cell table:number-columns-repeated="3"/>
        </table:table-row>
        <table:table-row table:style-name="ro3">
          <table:table-cell office:value-type="string">
            <text:p>Size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7]+[.C7]" office:value-type="float" office:value="16">
            <text:p>16</text:p>
          </table:table-cell>
          <table:table-cell table:formula="of:=DEC2HEX([.D8])" office:value-type="string" office:string-value="10">
            <text:p>10</text:p>
          </table:table-cell>
          <table:table-cell table:formula="of:=[.F7]-[.C8]" office:value-type="float" office:value="14870">
            <text:p>14870</text:p>
          </table:table-cell>
          <table:table-cell table:formula="of:=[.F8]-[.B8]" office:value-type="float" office:value="14840">
            <text:p>14840</text:p>
          </table:table-cell>
          <table:table-cell table:number-columns-repeated="2"/>
        </table:table-row>
        <table:table-row table:style-name="ro2">
          <table:table-cell office:value-type="string">
            <text:p>Content</text:p>
          </table:table-cell>
          <table:table-cell office:value-type="string">
            <text:p>bla bla</text:p>
          </table:table-cell>
          <table:table-cell office:value-type="float" office:value="30">
            <text:p>30</text:p>
          </table:table-cell>
          <table:table-cell table:formula="of:=[.D8]+[.C8]" office:value-type="float" office:value="20">
            <text:p>20</text:p>
          </table:table-cell>
          <table:table-cell table:formula="of:=DEC2HEX([.D9])" office:value-type="string" office:string-value="14">
            <text:p>14</text:p>
          </table:table-cell>
          <table:table-cell table:formula="of:=[.F8]-[.C9]" office:value-type="float" office:value="14840">
            <text:p>14840</text:p>
          </table:table-cell>
          <table:table-cell table:number-columns-repeated="3"/>
        </table:table-row>
        <table:table-row table:style-name="ro3">
          <table:table-cell office:value-type="string">
            <text:p>Header</text:p>
          </table:table-cell>
          <table:table-cell office:value-type="string">
            <text:p>fact</text:p>
          </table:table-cell>
          <table:table-cell office:value-type="float" office:value="4">
            <text:p>4</text:p>
          </table:table-cell>
          <table:table-cell table:formula="of:=[.D9]+[.C9]" office:value-type="float" office:value="50">
            <text:p>50</text:p>
          </table:table-cell>
          <table:table-cell table:formula="of:=DEC2HEX([.D10])" office:value-type="string" office:string-value="32">
            <text:p>32</text:p>
          </table:table-cell>
          <table:table-cell table:formula="of:=[.F9]-[.C10]" office:value-type="float" office:value="14836">
            <text:p>14836</text:p>
          </table:table-cell>
          <table:table-cell/>
          <table:table-cell table:formula="of:=[.B12]*[.I10]" office:value-type="float" office:value="2091392">
            <text:p>2091392</text:p>
          </table:table-cell>
          <table:table-cell office:value-type="float" office:value="32">
            <text:p>32</text:p>
          </table:table-cell>
        </table:table-row>
        <table:table-row table:style-name="ro3"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table:formula="of:=[.D10]+[.C10]" office:value-type="float" office:value="54">
            <text:p>54</text:p>
          </table:table-cell>
          <table:table-cell table:formula="of:=DEC2HEX([.D11])" office:value-type="string" office:string-value="36">
            <text:p>36</text:p>
          </table:table-cell>
          <table:table-cell table:formula="of:=[.F10]-[.C11]" office:value-type="float" office:value="14832">
            <text:p>14832</text:p>
          </table:table-cell>
          <table:table-cell table:formula="of:=[.F11]-[.B11]" office:value-type="float" office:value="14828">
            <text:p>14828</text:p>
          </table:table-cell>
          <table:table-cell table:number-columns-repeated="2"/>
        </table:table-row>
        <table:table-row table:style-name="ro3">
          <table:table-cell office:value-type="string">
            <text:p>Content</text:p>
          </table:table-cell>
          <table:table-cell office:value-type="float" office:value="65356">
            <text:p>65356</text:p>
          </table:table-cell>
          <table:table-cell office:value-type="float" office:value="4">
            <text:p>4</text:p>
          </table:table-cell>
          <table:table-cell table:formula="of:=[.D11]+[.C11]" office:value-type="float" office:value="58">
            <text:p>58</text:p>
          </table:table-cell>
          <table:table-cell table:formula="of:=DEC2HEX([.D12])" office:value-type="string" office:string-value="3A">
            <text:p>3A</text:p>
          </table:table-cell>
          <table:table-cell table:formula="of:=[.F11]-[.C12]" office:value-type="float" office:value="14828">
            <text:p>14828</text:p>
          </table:table-cell>
          <table:table-cell table:number-columns-repeated="3"/>
        </table:table-row>
        <table:table-row table:style-name="ro3">
          <table:table-cell office:value-type="string">
            <text:p>Header</text:p>
          </table:table-cell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table:formula="of:=[.D12]+[.C12]" office:value-type="float" office:value="62">
            <text:p>62</text:p>
          </table:table-cell>
          <table:table-cell table:formula="of:=DEC2HEX([.D13])" office:value-type="string" office:string-value="3E">
            <text:p>3E</text:p>
          </table:table-cell>
          <table:table-cell table:formula="of:=[.F12]-[.C13]" office:value-type="float" office:value="14824">
            <text:p>14824</text:p>
          </table:table-cell>
          <table:table-cell table:number-columns-repeated="3"/>
        </table:table-row>
        <table:table-row table:style-name="ro3">
          <table:table-cell office:value-type="string">
            <text:p>Size</text:p>
          </table:table-cell>
          <table:table-cell office:value-type="float" office:value="14820">
            <text:p>14820</text:p>
          </table:table-cell>
          <table:table-cell office:value-type="float" office:value="4">
            <text:p>4</text:p>
          </table:table-cell>
          <table:table-cell table:formula="of:=[.D13]+[.C13]" office:value-type="float" office:value="66">
            <text:p>66</text:p>
          </table:table-cell>
          <table:table-cell table:formula="of:=DEC2HEX([.D14])" office:value-type="string" office:string-value="42">
            <text:p>42</text:p>
          </table:table-cell>
          <table:table-cell table:formula="of:=[.F13]-[.C14]" office:value-type="float" office:value="14820">
            <text:p>14820</text:p>
          </table:table-cell>
          <table:table-cell table:formula="of:=[.F14]-[.B14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 table:number-rows-repeated="5">
          <table:table-cell table:number-columns-repeated="7"/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MonoLt10" svg:font-family="LMMonoLt10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Gray</meta:initial-creator>
    <meta:creation-date>2012-07-17T18:47:26</meta:creation-date>
    <meta:generator>LibreOffice/3.5$Linux_X86_64 LibreOffice_project/350m1$Build-2</meta:generator>
    <dc:date>2012-07-17T21:26:35</dc:date>
    <dc:creator>Duncan Gray</dc:creator>
    <meta:editing-duration>P0D</meta:editing-duration>
    <meta:editing-cycles>1</meta:editing-cycles>
    <meta:document-statistic meta:table-count="7" meta:cell-count="735" meta:object-count="0"/>
  </office:meta>
</office:document-meta>
</file>